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113"/>
    <style:style style:name="ce2" style:family="table-cell" style:parent-style-name="Default" style:data-style-name="N111"/>
    <style:style style:name="ce3" style:family="table-cell" style:parent-style-name="Default" style:data-style-name="N11"/>
    <style:style style:name="ce4" style:family="table-cell" style:parent-style-name="Default" style:data-style-name="N37"/>
    <style:style style:name="ce5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Messu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string">
            <text:p>3 1</text:p>
          </table:table-cell>
          <table:table-cell office:value-type="string">
            <text:p>3 2</text:p>
          </table:table-cell>
          <table:table-cell office:value-type="string">
            <text:p>3ges</text:p>
          </table:table-cell>
          <table:table-cell office:value-type="string">
            <text:p>4 klein</text:p>
          </table:table-cell>
          <table:table-cell office:value-type="string">
            <text:p>4 1</text:p>
          </table:table-cell>
          <table:table-cell office:value-type="string">
            <text:p>4 2</text:p>
          </table:table-cell>
          <table:table-cell office:value-type="string">
            <text:p>4 ges</text:p>
          </table:table-cell>
        </table:table-row>
        <table:table-row table:style-name="ro1">
          <table:table-cell office:value-type="string">
            <text:p>Intervall 470-550</text:p>
          </table:table-cell>
          <table:table-cell office:value-type="string">
            <text:p>Peak 1 my</text:p>
          </table:table-cell>
          <table:table-cell table:number-columns-repeated="3" office:value-type="float" office:value="511">
            <text:p>511</text:p>
          </table:table-cell>
          <table:table-cell office:value-type="float" office:value="508">
            <text:p>508</text:p>
          </table:table-cell>
          <table:table-cell table:formula="of:=([.E3]+[.F3])/2" office:value-type="float" office:value="509.5">
            <text:p>509,5</text:p>
          </table:table-cell>
          <table:table-cell office:value-type="float" office:value="501">
            <text:p>501</text:p>
          </table:table-cell>
          <table:table-cell office:value-type="float" office:value="517">
            <text:p>517</text:p>
          </table:table-cell>
          <table:table-cell office:value-type="float" office:value="511">
            <text:p>511</text:p>
          </table:table-cell>
          <table:table-cell table:formula="of:=([.I3]+[.J3])/2" office:value-type="float" office:value="514">
            <text:p>514</text:p>
          </table:table-cell>
        </table:table-row>
        <table:table-row table:style-name="ro1">
          <table:table-cell/>
          <table:table-cell office:value-type="string">
            <text:p>Peak 1 sigma</text:p>
          </table:table-cell>
          <table:table-cell office:value-type="float" office:value="15.77">
            <text:p>15,77</text:p>
          </table:table-cell>
          <table:table-cell office:value-type="float" office:value="15.4851">
            <text:p>15,49</text:p>
          </table:table-cell>
          <table:table-cell office:value-type="float" office:value="30.49">
            <text:p>30,49</text:p>
          </table:table-cell>
          <table:table-cell office:value-type="float" office:value="55.1">
            <text:p>55,1</text:p>
          </table:table-cell>
          <table:table-cell table:formula="of:=SQRT([.E4]*[.E4]+[.F4]*[.F4])" office:value-type="float" office:value="62.9734078798345">
            <text:p>62,97</text:p>
          </table:table-cell>
          <table:table-cell office:value-type="float" office:value="16.95">
            <text:p>16,95</text:p>
          </table:table-cell>
          <table:table-cell office:value-type="float" office:value="29.2">
            <text:p>29,2</text:p>
          </table:table-cell>
          <table:table-cell office:value-type="float" office:value="54.1">
            <text:p>54,1</text:p>
          </table:table-cell>
          <table:table-cell table:formula="of:=SQRT([.I4]*[.I4]+[.J4]*[.J4])" office:value-type="float" office:value="61.4772315577076">
            <text:p>61,48</text:p>
          </table:table-cell>
        </table:table-row>
        <table:table-row table:style-name="ro1">
          <table:table-cell/>
          <table:table-cell office:value-type="string">
            <text:p>Peak 1 Integral</text:p>
          </table:table-cell>
          <table:table-cell office:value-type="float" office:value="87710">
            <text:p>87710</text:p>
          </table:table-cell>
          <table:table-cell office:value-type="float" office:value="47190">
            <text:p>47190</text:p>
          </table:table-cell>
          <table:table-cell office:value-type="float" office:value="84830">
            <text:p>84830</text:p>
          </table:table-cell>
          <table:table-cell office:value-type="float" office:value="97600">
            <text:p>97600</text:p>
          </table:table-cell>
          <table:table-cell table:formula="of:=[.E5]+[.F5]" office:value-type="float" office:value="182430">
            <text:p>182430</text:p>
          </table:table-cell>
          <table:table-cell office:value-type="float" office:value="32270">
            <text:p>32270</text:p>
          </table:table-cell>
          <table:table-cell office:value-type="float" office:value="137400">
            <text:p>137400</text:p>
          </table:table-cell>
          <table:table-cell office:value-type="float" office:value="190500">
            <text:p>190500</text:p>
          </table:table-cell>
          <table:table-cell table:formula="of:=[.I5]+[.J5]" office:value-type="float" office:value="327900">
            <text:p>327900</text:p>
          </table:table-cell>
        </table:table-row>
        <table:table-row table:style-name="ro1">
          <table:table-cell/>
          <table:table-cell office:value-type="string">
            <text:p>Peak 2 my</text:p>
          </table:table-cell>
          <table:table-cell office:value-type="float" office:value="1275">
            <text:p>1275</text:p>
          </table:table-cell>
          <table:table-cell office:value-type="float" office:value="1276">
            <text:p>1276</text:p>
          </table:table-cell>
          <table:table-cell office:value-type="float" office:value="1275">
            <text:p>1275</text:p>
          </table:table-cell>
          <table:table-cell office:value-type="float" office:value="1266">
            <text:p>1266</text:p>
          </table:table-cell>
          <table:table-cell table:formula="of:=([.E6]+[.F6])/2" office:value-type="float" office:value="1270.5">
            <text:p>1270,5</text:p>
          </table:table-cell>
          <table:table-cell office:value-type="float" office:value="1266">
            <text:p>1266</text:p>
          </table:table-cell>
          <table:table-cell office:value-type="float" office:value="1284">
            <text:p>1284</text:p>
          </table:table-cell>
          <table:table-cell office:value-type="float" office:value="1273">
            <text:p>1273</text:p>
          </table:table-cell>
          <table:table-cell table:formula="of:=([.I6]+[.J6])/2" office:value-type="float" office:value="1278.5">
            <text:p>1278,5</text:p>
          </table:table-cell>
        </table:table-row>
        <table:table-row table:style-name="ro1">
          <table:table-cell/>
          <table:table-cell office:value-type="string">
            <text:p>Peak 2 sigma</text:p>
          </table:table-cell>
          <table:table-cell office:value-type="float" office:value="22.34">
            <text:p>22,34</text:p>
          </table:table-cell>
          <table:table-cell office:value-type="float" office:value="23.1844">
            <text:p>23,18</text:p>
          </table:table-cell>
          <table:table-cell office:value-type="float" office:value="38.24">
            <text:p>38,24</text:p>
          </table:table-cell>
          <table:table-cell office:value-type="float" office:value="56.4">
            <text:p>56,4</text:p>
          </table:table-cell>
          <table:table-cell table:formula="of:=SQRT([.E7]*[.E7]+[.F7]*[.F7])" office:value-type="float" office:value="68.1414528756175">
            <text:p>68,14</text:p>
          </table:table-cell>
          <table:table-cell office:value-type="float" office:value="27.54">
            <text:p>27,54</text:p>
          </table:table-cell>
          <table:table-cell office:value-type="float" office:value="37.43">
            <text:p>37,43</text:p>
          </table:table-cell>
          <table:table-cell office:value-type="float" office:value="57.19">
            <text:p>57,19</text:p>
          </table:table-cell>
          <table:table-cell table:formula="of:=SQRT([.I7]*[.I7]+[.J7]*[.J7])" office:value-type="float" office:value="68.3498427211065">
            <text:p>68,35</text:p>
          </table:table-cell>
        </table:table-row>
        <table:table-row table:style-name="ro1">
          <table:table-cell office:value-type="string">
            <text:p>1200-1350</text:p>
          </table:table-cell>
          <table:table-cell office:value-type="string">
            <text:p>Peak 2 Integral</text:p>
          </table:table-cell>
          <table:table-cell office:value-type="float" office:value="8919">
            <text:p>8919</text:p>
          </table:table-cell>
          <table:table-cell office:value-type="float" office:value="4471">
            <text:p>4471</text:p>
          </table:table-cell>
          <table:table-cell office:value-type="float" office:value="15670">
            <text:p>15670</text:p>
          </table:table-cell>
          <table:table-cell office:value-type="float" office:value="14900">
            <text:p>14900</text:p>
          </table:table-cell>
          <table:table-cell table:formula="of:=[.E8]+[.F8]" office:value-type="float" office:value="30570">
            <text:p>30570</text:p>
          </table:table-cell>
          <table:table-cell office:value-type="float" office:value="3041">
            <text:p>3041</text:p>
          </table:table-cell>
          <table:table-cell office:value-type="float" office:value="27440">
            <text:p>27440</text:p>
          </table:table-cell>
          <table:table-cell office:value-type="float" office:value="26890">
            <text:p>26890</text:p>
          </table:table-cell>
          <table:table-cell table:formula="of:=[.I8]+[.J8]" office:value-type="float" office:value="54330">
            <text:p>54330</text:p>
          </table:table-cell>
        </table:table-row>
        <table:table-row table:style-name="ro1">
          <table:table-cell/>
          <table:table-cell office:value-type="string">
            <text:p>Auflösung 1</text:p>
          </table:table-cell>
          <table:table-cell table:formula="of:=[.C4]*1.35" office:value-type="float" office:value="21.2895">
            <text:p>21,29</text:p>
          </table:table-cell>
          <table:table-cell table:formula="of:=[.D4]*1.35" office:value-type="float" office:value="20.904885">
            <text:p>20,9</text:p>
          </table:table-cell>
          <table:table-cell table:formula="of:=[.E4]*1.35" office:value-type="float" office:value="41.1615">
            <text:p>41,16</text:p>
          </table:table-cell>
          <table:table-cell table:formula="of:=[.F4]*1.35" office:value-type="float" office:value="74.385">
            <text:p>74,39</text:p>
          </table:table-cell>
          <table:table-cell table:formula="of:=[.G4]*1.35" office:value-type="float" office:value="85.0141006377766">
            <text:p>85,01</text:p>
          </table:table-cell>
          <table:table-cell table:formula="of:=[.H4]*1.35" office:value-type="float" office:value="22.8825">
            <text:p>22,88</text:p>
          </table:table-cell>
          <table:table-cell table:formula="of:=[.I4]*1.35" office:value-type="float" office:value="39.42">
            <text:p>39,42</text:p>
          </table:table-cell>
          <table:table-cell table:formula="of:=[.J4]*1.35" office:value-type="float" office:value="73.035">
            <text:p>73,04</text:p>
          </table:table-cell>
          <table:table-cell table:formula="of:=[.K4]*1.35" office:value-type="float" office:value="82.9942626029053">
            <text:p>82,99</text:p>
          </table:table-cell>
        </table:table-row>
        <table:table-row table:style-name="ro1">
          <table:table-cell/>
          <table:table-cell office:value-type="string">
            <text:p>Auflösung 2</text:p>
          </table:table-cell>
          <table:table-cell table:formula="of:=[.C7]*1.35" office:value-type="float" office:value="30.159">
            <text:p>30,16</text:p>
          </table:table-cell>
          <table:table-cell table:formula="of:=[.D7]*1.35" office:value-type="float" office:value="31.29894">
            <text:p>31,3</text:p>
          </table:table-cell>
          <table:table-cell table:formula="of:=[.E7]*1.35" office:value-type="float" office:value="51.624">
            <text:p>51,62</text:p>
          </table:table-cell>
          <table:table-cell table:formula="of:=[.F7]*1.35" office:value-type="float" office:value="76.14">
            <text:p>76,14</text:p>
          </table:table-cell>
          <table:table-cell table:formula="of:=[.G7]*1.35" office:value-type="float" office:value="91.9909613820836">
            <text:p>91,99</text:p>
          </table:table-cell>
          <table:table-cell table:formula="of:=[.H7]*1.35" office:value-type="float" office:value="37.179">
            <text:p>37,18</text:p>
          </table:table-cell>
          <table:table-cell table:formula="of:=[.I7]*1.35" office:value-type="float" office:value="50.5305">
            <text:p>50,53</text:p>
          </table:table-cell>
          <table:table-cell table:formula="of:=[.J7]*1.35" office:value-type="float" office:value="77.2065">
            <text:p>77,21</text:p>
          </table:table-cell>
          <table:table-cell table:formula="of:=[.K7]*1.35" office:value-type="float" office:value="92.2722876734938">
            <text:p>92,27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 office:value-type="float" office:value="121">
            <text:p>121</text:p>
          </table:table-cell>
          <table:table-cell table:formula="of:=[.G11]/2" office:value-type="float" office:value="377">
            <text:p>377</text:p>
          </table:table-cell>
          <table:table-cell office:value-type="float" office:value="377">
            <text:p>377</text:p>
          </table:table-cell>
          <table:table-cell office:value-type="float" office:value="754">
            <text:p>75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377">
            <text:p>377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3" office:value-type="float" office:value="40">
            <text:p>40</text:p>
          </table:table-cell>
          <table:table-cell table:number-columns-repeated="4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pi</text:p>
          </table:table-cell>
          <table:table-cell table:formula="of:=PI()" office:value-type="float" office:value="3.14159265358979">
            <text:p>3,14</text:p>
          </table:table-cell>
          <table:table-cell table:formula="of:=PI()" office:value-type="float" office:value="3.14159265358979">
            <text:p>3,14</text:p>
          </table:table-cell>
          <table:table-cell table:formula="of:=PI()" office:value-type="float" office:value="3.14159265358979">
            <text:p>3,14</text:p>
          </table:table-cell>
          <table:table-cell table:formula="of:=PI()" office:value-type="float" office:value="3.14159265358979">
            <text:p>3,14</text:p>
          </table:table-cell>
          <table:table-cell table:formula="of:=PI()" office:value-type="float" office:value="3.14159265358979">
            <text:p>3,14</text:p>
          </table:table-cell>
          <table:table-cell table:formula="of:=PI()" office:value-type="float" office:value="3.14159265358979">
            <text:p>3,14</text:p>
          </table:table-cell>
          <table:table-cell table:formula="of:=PI()" office:value-type="float" office:value="3.14159265358979">
            <text:p>3,14</text:p>
          </table:table-cell>
          <table:table-cell table:formula="of:=PI()" office:value-type="float" office:value="3.14159265358979">
            <text:p>3,14</text:p>
          </table:table-cell>
          <table:table-cell table:formula="of:=PI()" office:value-type="float" office:value="3.14159265358979">
            <text:p>3,14</text:p>
          </table:table-cell>
        </table:table-row>
        <table:table-row table:style-name="ro1">
          <table:table-cell/>
          <table:table-cell office:value-type="string">
            <text:p>eta geo </text:p>
          </table:table-cell>
          <table:table-cell table:style-name="ce3" table:formula="of:=[.C11]/4/[.C13]/[.C12]/[.C12]" office:value-type="percentage" office:value="0.00601804628566229">
            <text:p>0,60%</text:p>
          </table:table-cell>
          <table:table-cell table:style-name="ce3" table:formula="of:=[.D11]/4/[.D13]/[.D12]/[.D12]" office:value-type="percentage" office:value="0.00267468723807213">
            <text:p>0,27%</text:p>
          </table:table-cell>
          <table:table-cell table:style-name="ce3" table:formula="of:=[.E11]/4/[.E13]/[.E12]/[.E12]" office:value-type="percentage" office:value="0.0187504417330139">
            <text:p>1,88%</text:p>
          </table:table-cell>
          <table:table-cell table:style-name="ce3" table:formula="of:=[.F11]/4/[.F13]/[.F12]/[.F12]" office:value-type="percentage" office:value="0.0187504417330139">
            <text:p>1,88%</text:p>
          </table:table-cell>
          <table:table-cell table:style-name="ce3" table:formula="of:=[.G11]/4/[.G13]/[.G12]/[.G12]" office:value-type="percentage" office:value="0.0375008834660278">
            <text:p>3,75%</text:p>
          </table:table-cell>
          <table:table-cell table:style-name="ce3" table:formula="of:=[.H11]/4/[.H13]/[.H12]/[.H12]" office:value-type="percentage" office:value="0.00267468723807213">
            <text:p>0,27%</text:p>
          </table:table-cell>
          <table:table-cell table:style-name="ce3" table:formula="of:=[.I11]/4/[.I13]/[.I12]/[.I12]" office:value-type="percentage" office:value="0.0083335296591173">
            <text:p>0,83%</text:p>
          </table:table-cell>
          <table:table-cell table:style-name="ce3" table:formula="of:=[.J11]/4/[.J13]/[.J12]/[.J12]" office:value-type="percentage" office:value="0.0083335296591173">
            <text:p>0,83%</text:p>
          </table:table-cell>
          <table:table-cell table:style-name="ce3" table:formula="of:=[.K11]/4/[.K13]/[.K12]/[.K12]" office:value-type="percentage" office:value="0.0166670593182346">
            <text:p>1,67%</text:p>
          </table:table-cell>
        </table:table-row>
        <table:table-row table:style-name="ro1">
          <table:table-cell/>
          <table:table-cell office:value-type="string">
            <text:p>t</text:p>
          </table:table-cell>
          <table:table-cell table:formula="of:=7*60" office:value-type="float" office:value="420">
            <text:p>420</text:p>
          </table:table-cell>
          <table:table-cell table:formula="of:=7*60" office:value-type="float" office:value="420">
            <text:p>420</text:p>
          </table:table-cell>
          <table:table-cell table:formula="of:=9*60" office:value-type="float" office:value="540">
            <text:p>540</text:p>
          </table:table-cell>
          <table:table-cell table:formula="of:=9*60" office:value-type="float" office:value="540">
            <text:p>540</text:p>
          </table:table-cell>
          <table:table-cell table:formula="of:=9*60" office:value-type="float" office:value="540">
            <text:p>540</text:p>
          </table:table-cell>
          <table:table-cell table:formula="of:=25*60" office:value-type="float" office:value="1500">
            <text:p>1500</text:p>
          </table:table-cell>
          <table:table-cell table:formula="of:=25*60" office:value-type="float" office:value="1500">
            <text:p>1500</text:p>
          </table:table-cell>
          <table:table-cell table:formula="of:=25*60" office:value-type="float" office:value="1500">
            <text:p>1500</text:p>
          </table:table-cell>
          <table:table-cell table:formula="of:=25*60" office:value-type="float" office:value="1500">
            <text:p>1500</text:p>
          </table:table-cell>
        </table:table-row>
        <table:table-row table:style-name="ro1">
          <table:table-cell/>
          <table:table-cell office:value-type="string">
            <text:p>N0=A(t)*t</text:p>
          </table:table-cell>
          <table:table-cell table:formula="of:=164110*[.C15]" office:value-type="float" office:value="68926200">
            <text:p>68926200</text:p>
          </table:table-cell>
          <table:table-cell table:formula="of:=164110*[.D15]" office:value-type="float" office:value="68926200">
            <text:p>68926200</text:p>
          </table:table-cell>
          <table:table-cell table:formula="of:=164110*[.E15]" office:value-type="float" office:value="88619400">
            <text:p>88619400</text:p>
          </table:table-cell>
          <table:table-cell table:formula="of:=164110*[.F15]" office:value-type="float" office:value="88619400">
            <text:p>88619400</text:p>
          </table:table-cell>
          <table:table-cell table:formula="of:=164110*[.G15]" office:value-type="float" office:value="88619400">
            <text:p>88619400</text:p>
          </table:table-cell>
          <table:table-cell table:formula="of:=164110*[.H15]" office:value-type="float" office:value="246165000">
            <text:p>246165000</text:p>
          </table:table-cell>
          <table:table-cell table:formula="of:=164110*[.I15]" office:value-type="float" office:value="246165000">
            <text:p>246165000</text:p>
          </table:table-cell>
          <table:table-cell table:formula="of:=164110*[.J15]" office:value-type="float" office:value="246165000">
            <text:p>246165000</text:p>
          </table:table-cell>
          <table:table-cell table:formula="of:=164110*[.K15]" office:value-type="float" office:value="246165000">
            <text:p>246165000</text:p>
          </table:table-cell>
        </table:table-row>
        <table:table-row table:style-name="ro1">
          <table:table-cell/>
          <table:table-cell office:value-type="string">
            <text:p>eta peak 1</text:p>
          </table:table-cell>
          <table:table-cell table:style-name="ce3" table:formula="of:=[.C5]/2/[.C16]/[.C14]" office:value-type="percentage" office:value="0.105725380257393">
            <text:p>10,57%</text:p>
          </table:table-cell>
          <table:table-cell table:style-name="ce3" table:formula="of:=[.D5]/2/[.D16]/[.D14]" office:value-type="percentage" office:value="0.127986051331426">
            <text:p>12,80%</text:p>
          </table:table-cell>
          <table:table-cell table:style-name="ce3" table:formula="of:=[.E5]/2/[.E16]/[.E14]" office:value-type="percentage" office:value="0.025525788267319">
            <text:p>2,55%</text:p>
          </table:table-cell>
          <table:table-cell table:style-name="ce3" table:formula="of:=[.F5]/2/[.F16]/[.F14]" office:value-type="percentage" office:value="0.029368347694098">
            <text:p>2,94%</text:p>
          </table:table-cell>
          <table:table-cell table:style-name="ce3" table:formula="of:=[.G5]/2/[.G16]/[.G14]" office:value-type="percentage" office:value="0.0274470679807085">
            <text:p>2,74%</text:p>
          </table:table-cell>
          <table:table-cell table:style-name="ce3" table:formula="of:=[.H5]/2/[.H16]/[.H14]" office:value-type="percentage" office:value="0.0245058437255824">
            <text:p>2,45%</text:p>
          </table:table-cell>
          <table:table-cell table:style-name="ce3" table:formula="of:=[.I5]/2/[.I16]/[.I14]" office:value-type="percentage" office:value="0.0334889435273252">
            <text:p>3,35%</text:p>
          </table:table-cell>
          <table:table-cell table:style-name="ce3" table:formula="of:=[.J5]/2/[.J16]/[.J14]" office:value-type="percentage" office:value="0.0464311771612478">
            <text:p>4,64%</text:p>
          </table:table-cell>
          <table:table-cell table:style-name="ce3" table:formula="of:=[.K5]/2/[.K16]/[.K14]" office:value-type="percentage" office:value="0.0399600603442865">
            <text:p>4,00%</text:p>
          </table:table-cell>
        </table:table-row>
        <table:table-row table:style-name="ro1">
          <table:table-cell/>
          <table:table-cell office:value-type="string">
            <text:p>eta peak 2</text:p>
          </table:table-cell>
          <table:table-cell table:style-name="ce3" table:formula="of:=[.C8]/[.C16]/[.C14]" office:value-type="percentage" office:value="0.0215018735951588">
            <text:p>2,15%</text:p>
          </table:table-cell>
          <table:table-cell table:style-name="ce3" table:formula="of:=[.D8]/[.D16]/[.D14]" office:value-type="percentage" office:value="0.0242519870948424">
            <text:p>2,43%</text:p>
          </table:table-cell>
          <table:table-cell table:style-name="ce3" table:formula="of:=[.E8]/[.E16]/[.E14]" office:value-type="percentage" office:value="0.009430369023904">
            <text:p>0,94%</text:p>
          </table:table-cell>
          <table:table-cell table:style-name="ce3" table:formula="of:=[.F8]/[.F16]/[.F14]" office:value-type="percentage" office:value="0.00896697501315696">
            <text:p>0,90%</text:p>
          </table:table-cell>
          <table:table-cell table:style-name="ce3" table:formula="of:=[.G8]/[.G16]/[.G14]" office:value-type="percentage" office:value="0.00919867201853048">
            <text:p>0,92%</text:p>
          </table:table-cell>
          <table:table-cell table:style-name="ce3" table:formula="of:=[.H8]/[.H16]/[.H14]" office:value-type="percentage" office:value="0.00461867187911348">
            <text:p>0,46%</text:p>
          </table:table-cell>
          <table:table-cell table:style-name="ce3" table:formula="of:=[.I8]/[.I16]/[.I14]" office:value-type="percentage" office:value="0.0133760787538545">
            <text:p>1,34%</text:p>
          </table:table-cell>
          <table:table-cell table:style-name="ce3" table:formula="of:=[.J8]/[.J16]/[.J14]" office:value-type="percentage" office:value="0.0131079722190651">
            <text:p>1,31%</text:p>
          </table:table-cell>
          <table:table-cell table:style-name="ce3" table:formula="of:=[.K8]/[.K16]/[.K14]" office:value-type="percentage" office:value="0.0132420254864598">
            <text:p>1,32%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/>
          <table:table-cell table:style-name="ce5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Eichung</text:p>
          </table:table-cell>
          <table:table-cell table:number-columns-repeated="10"/>
        </table:table-row>
        <table:table-row table:style-name="ro1">
          <table:table-cell office:value-type="string">
            <text:p>Kan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/>
          <table:table-cell table:number-columns-repeated="3"/>
          <table:table-cell table:formula="of:=SQRT([.E22]*[.E22]+[.F22]*[.F2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eak 1</text:p>
          </table:table-cell>
          <table:table-cell office:value-type="float" office:value="4317">
            <text:p>4317</text:p>
          </table:table-cell>
          <table:table-cell office:value-type="float" office:value="1145">
            <text:p>1145</text:p>
          </table:table-cell>
          <table:table-cell office:value-type="float" office:value="1060">
            <text:p>1060</text:p>
          </table:table-cell>
          <table:table-cell table:number-columns-repeated="4"/>
          <table:table-cell table:formula="of:=SQRT([.E23]*[.E23]+[.F23]*[.F2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eak 2</text:p>
          </table:table-cell>
          <table:table-cell office:value-type="float" office:value="10572">
            <text:p>10572</text:p>
          </table:table-cell>
          <table:table-cell office:value-type="float" office:value="2760">
            <text:p>2760</text:p>
          </table:table-cell>
          <table:table-cell office:value-type="float" office:value="2350">
            <text:p>2350</text:p>
          </table:table-cell>
          <table:table-cell table:number-columns-repeated="7"/>
        </table:table-row>
        <table:table-row table:style-name="ro1">
          <table:table-cell office:value-type="string">
            <text:p>m</text:p>
          </table:table-cell>
          <table:table-cell table:style-name="ce1" table:formula="of:=(1275-511)/([.B29]-[.B28])" office:value-type="float" office:value="0.122142286171063">
            <text:p>0,12214229</text:p>
          </table:table-cell>
          <table:table-cell table:style-name="ce1" table:formula="of:=(1275-511)/([.C29]-[.C28])" office:value-type="float" office:value="0.473065015479876">
            <text:p>0,47306502</text:p>
          </table:table-cell>
          <table:table-cell table:style-name="ce1" table:formula="of:=(1275-511)/([.D29]-[.D28])" office:value-type="float" office:value="0.592248062015504">
            <text:p>0,59224806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table:style-name="ce2" table:formula="of:=511-[.B28]*[.B30]" office:value-type="float" office:value="-16.2882494004797">
            <text:p>-16,288249</text:p>
          </table:table-cell>
          <table:table-cell table:style-name="ce2" table:formula="of:=511-[.C28]*[.C30]" office:value-type="float" office:value="-30.6594427244582">
            <text:p>-30,659443</text:p>
          </table:table-cell>
          <table:table-cell table:style-name="ce2" table:formula="of:=511-[.D28]*[.D30]" office:value-type="float" office:value="-116.782945736434">
            <text:p>-116,782946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ta geometrisch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pi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table:formula="of:=PI()" office:value-type="float" office:value="3.14159265358979">
            <text:p>3,14</text:p>
          </table:table-cell>
          <table:table-cell table:style-name="ce5" table:formula="of:=[.B34]/4/[.D34]/[.C34]/[.C34]" office:value-type="float" office:value="0.00601804628566229">
            <text:p>0,00602</text:p>
          </table:table-cell>
          <table:table-cell/>
          <table:table-cell table:style-name="ce5" table:formula="of:=[.C18]/(7*60*164110*[.E34])" office:value-type="float" office:value="0.0000000518365924545565">
            <text:p>0,00000</text:p>
          </table:table-cell>
          <table:table-cell table:style-name="ce5" table:formula="of:=[.C21]/(7*60*164110*[.E34])" office:value-type="float" office:value="0">
            <text:p>0,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table:formula="of:=[.D34]" office:value-type="float" office:value="3.14159265358979">
            <text:p>3,14</text:p>
          </table:table-cell>
          <table:table-cell table:style-name="ce5" table:formula="of:=[.B35]/4/[.D35]/[.C35]/[.C35]" office:value-type="float" office:value="0.00385154962282387">
            <text:p>0,00385</text:p>
          </table:table-cell>
          <table:table-cell/>
          <table:table-cell table:style-name="ce5" table:formula="of:=[.D18]/(7*60*[.E35]*164110)" office:value-type="float" office:value="0.0000000913539846368574">
            <text:p>0,00000</text:p>
          </table:table-cell>
          <table:table-cell table:style-name="ce5" table:formula="of:=[.D21]/(7*60*164110*[.E35])" office:value-type="float" office:value="0">
            <text:p>0,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4">
            <text:p>754</text:p>
          </table:table-cell>
          <table:table-cell office:value-type="float" office:value="40">
            <text:p>40</text:p>
          </table:table-cell>
          <table:table-cell table:formula="of:=[.D35]" office:value-type="float" office:value="3.14159265358979">
            <text:p>3,14</text:p>
          </table:table-cell>
          <table:table-cell table:style-name="ce5" table:formula="of:=[.B36]/4/[.D36]/[.C36]/[.C36]" office:value-type="float" office:value="0.0375008834660278">
            <text:p>0,03750</text:p>
          </table:table-cell>
          <table:table-cell/>
          <table:table-cell table:style-name="ce5" table:formula="of:=([.E18]+[.F18])/(7*60*[.E36]*164110)" office:value-type="float" office:value="0.00000000711752981111697">
            <text:p>0,00000</text:p>
          </table:table-cell>
          <table:table-cell table:style-name="ce5" table:formula="of:=[.E21]/(7*60*164110*[.E36])" office:value-type="float" office:value="0">
            <text:p>0,0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0.12.2014</text:date>, <text:time>15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7M3S</meta:editing-duration>
    <meta:editing-cycles>10</meta:editing-cycles>
    <meta:generator>OpenOffice.org/3.4$Win32 OpenOffice.org_project/340m1$Build-9590</meta:generator>
    <dc:date>2014-12-10T15:47:47.72</dc:date>
    <meta:document-statistic meta:table-count="3" meta:cell-count="224" meta:object-count="0"/>
    <meta:user-defined meta:name="Info 1"/>
    <meta:user-defined meta:name="Info 2"/>
    <meta:user-defined meta:name="Info 3"/>
    <meta:user-defined meta:name="Info 4"/>
  </office:meta>
</office:document-meta>
</file>